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paragraph-rsid="0002691a"/>
    </style:style>
    <style:style style:name="P2"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officeooo:paragraph-rsid="0002691a"/>
    </style:style>
    <style:style style:name="P3"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paragraph-rsid="0002691a"/>
    </style:style>
    <style:style style:name="T1" style:family="text">
      <style:text-properties officeooo:rsid="0002691a"/>
    </style:style>
    <style:style style:name="T2" style:family="text">
      <style:text-properties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localhost:8000/chat?q=%22How%20come%20I%20cant%20talk%20to%20you%20about%20religion%20without%20you%20treating%20me%20like%20a%20child?%22" text:style-name="Internet_20_link" text:visited-style-name="Visited_20_Internet_20_Link"><text:span text:style-name="T1">H</text:span></text:a><text:span text:style-name="T1">ow come I cant talk to you about religion without you treating me like a child?</text:span></text:p>
      <text:p text:style-name="Standard"/>
      <text:p text:style-name="P2"><text:span text:style-name="T2">{"anchored_response":”It's important to approach conversations about religion with sensitivity and respect, as they can be deeply personal topics. If you feel like you're being treated condescendingly, it might be helpful to express this feeling to the person you're speaking with and ask for a more open and respectful dialogue. Everyone brings their own perspectives and experiences to such discussions, so maintaining mutual respect and patience can lead to more meaningful conversations.",</text:span></text:p>
      <text:p text:style-name="P3">"raw_response":"It sounds like you're experiencing some frustration when discussing religion, and that's understandable. Conversations about religion can be quite personal and emotive, often touching on deeply held beliefs and values. There might be several reasons why these discussions are challenging, such as differing perspectives, the sensitive nature of the topic, or past experiences.\n\nIf you feel like you're being treated unfairly or condescendingly, it might be helpful to communicate this to the other person. Expressing how you feel can often lead to a more respectful and open dialogue. Additionally, it might help to set some boundaries or agree on a respectful approach to the conversation at the outset. Remember, it's okay to take a break if the discussion becomes too heated or uncomfortabl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5:00:55.388078400</meta:creation-date>
    <dc:date>2025-12-19T05:24:14.693250400</dc:date>
    <meta:editing-duration>PT13M8S</meta:editing-duration>
    <meta:editing-cycles>1</meta:editing-cycles>
    <meta:document-statistic meta:table-count="0" meta:image-count="0" meta:object-count="0" meta:page-count="1" meta:paragraph-count="3" meta:word-count="209" meta:character-count="1388" meta:non-whitespace-character-count="1182"/>
    <meta:generator>LibreOffice/25.8.3.2$Windows_X86_64 LibreOffice_project/8ca8d55c161d602844f5428fa4b58097424e324e</meta:generator>
  </office:meta>
</office:document-meta>
</file>